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3" table:number-rows-repeated="1047999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6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 style:data-style-name="N2" text:time-value="19:22:23.3337076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1-19T19:25:04.571803527</dc:date>
    <meta:editing-cycles>315</meta:editing-cycles>
    <meta:editing-duration>PT15H35M9S</meta:editing-duration>
    <meta:document-statistic meta:table-count="2" meta:cell-count="1347" meta:object-count="0"/>
    <meta:user-defined meta:name="Info 1"/>
    <meta:user-defined meta:name="Info 2"/>
    <meta:user-defined meta:name="Info 3"/>
    <meta:user-defined meta:name="Info 4"/>
  </office:meta>
</office:document-meta>
</file>